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lientHttpResponse.getBo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lientHttpResponse.getRaw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lientHttpResponse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lientHttpResponse.getHead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leClientHttpResponse.getStatu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ClientHttpResponse.SimpleClientHttpResponse( HttpURL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lientHttpResponse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